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8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10.448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88cm" fo:min-width="10.4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2" xml:id="id1" draw:id="id1" draw:layer="layout" svg:width="9cm" svg:height="4cm" svg:x="1.478cm" svg:y="1.575cm">
            <text:p text:style-name="P1"><text:span text:style-name="T1">FT_SlabOptThick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4" xml:id="id2" draw:id="id2" draw:layer="layout" svg:width="11cm" svg:height="4cm" svg:x="16.564cm" svg:y="7.671cm">
            <text:p text:style-name="P3"><text:span text:style-name="T2">conv_slabthick_surfe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5" draw:layer="layout" svg:x1="10.478cm" svg:y1="3.575cm" svg:x2="22.064cm" svg:y2="7.671cm" draw:start-shape="id1" draw:start-glue-point="1" draw:end-shape="id2" draw:end-glue-point="0" svg:d="M10478 3575h11586v4096" svg:viewBox="0 0 11587 4097">
            <text:p/>
          </draw:connector>
          <draw:custom-shape draw:style-name="gr2" draw:text-style-name="P4" xml:id="id3" draw:id="id3" draw:layer="layout" svg:width="11cm" svg:height="4cm" svg:x="16.564cm" svg:y="14.746cm">
            <text:p text:style-name="P3"><text:span text:style-name="T2">FT_GenerateSla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5" draw:layer="layout" svg:x1="22.064cm" svg:y1="11.671cm" svg:x2="22.064cm" svg:y2="14.746cm" draw:start-shape="id2" draw:start-glue-point="2" draw:end-shape="id3" draw:end-glue-point="0" svg:d="M22064 11671v3075" svg:viewBox="0 0 1 3076">
            <text:p/>
          </draw:connector>
          <draw:custom-shape draw:style-name="gr4" draw:text-style-name="P4" xml:id="id8" draw:id="id8" draw:layer="layout" svg:width="11cm" svg:height="3.99cm" svg:x="16.564cm" svg:y="36.989cm">
            <text:p text:style-name="P3"><text:span text:style-name="T2">FT_SurfaceEnerg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9" draw:id="id9" draw:layer="layout" svg:width="11cm" svg:height="3.99cm" svg:x="16.564cm" svg:y="44.436cm">
            <text:p text:style-name="P3"><text:span text:style-name="T2">FT_EndThickConv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4" draw:id="id4" draw:layer="layout" svg:width="11cm" svg:height="4cm" svg:x="16.564cm" svg:y="21.782cm">
            <text:p text:style-name="P3"><text:span text:style-name="T2">FT_StartThickConvo</text:span>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svg:x1="22.064cm" svg:y1="18.746cm" svg:x2="22.064cm" svg:y2="21.782cm" draw:start-shape="id3" draw:start-glue-point="2" draw:end-shape="id4" draw:end-glue-point="0" svg:d="M22064 18746v3036" svg:viewBox="0 0 1 3037">
            <text:p/>
          </draw:connector>
          <draw:connector draw:style-name="gr3" draw:text-style-name="P5" draw:layer="layout" draw:type="line" svg:x1="22.064cm" svg:y1="25.782cm" svg:x2="8.305cm" svg:y2="29.151cm" draw:start-shape="id4" draw:start-glue-point="2" draw:end-shape="id5" draw:end-glue-point="0" svg:d="M22064 25782l-13759 3369" svg:viewBox="0 0 13760 3370">
            <text:p/>
          </draw:connector>
          <draw:connector draw:style-name="gr3" draw:text-style-name="P5" draw:layer="layout" draw:type="line" svg:x1="22.064cm" svg:y1="25.782cm" svg:x2="22.075cm" svg:y2="29.151cm" draw:start-shape="id4" draw:start-glue-point="2" draw:end-shape="id6" draw:end-glue-point="0" svg:d="M22064 25782l11 3369" svg:viewBox="0 0 12 3370">
            <text:p/>
          </draw:connector>
          <draw:connector draw:style-name="gr3" draw:text-style-name="P5" draw:layer="layout" draw:type="line" svg:x1="22.064cm" svg:y1="25.782cm" svg:x2="38.023cm" svg:y2="29.151cm" draw:start-shape="id4" draw:start-glue-point="2" draw:end-shape="id7" draw:end-glue-point="0" svg:d="M22064 25782l15959 3369" svg:viewBox="0 0 15960 3370">
            <text:p/>
          </draw:connector>
          <draw:connector draw:style-name="gr3" draw:text-style-name="P5" draw:layer="layout" draw:type="line" svg:x1="8.305cm" svg:y1="33.151cm" svg:x2="22.064cm" svg:y2="36.989cm" draw:start-shape="id5" draw:start-glue-point="2" draw:end-shape="id8" draw:end-glue-point="0" svg:d="M8305 33151l13759 3838" svg:viewBox="0 0 13760 3839">
            <text:p/>
          </draw:connector>
          <draw:connector draw:style-name="gr3" draw:text-style-name="P5" draw:layer="layout" draw:type="line" svg:x1="22.075cm" svg:y1="33.151cm" svg:x2="22.064cm" svg:y2="36.989cm" draw:start-shape="id6" draw:start-glue-point="2" draw:end-shape="id8" draw:end-glue-point="0" svg:d="M22075 33151l-11 3838" svg:viewBox="0 0 12 3839">
            <text:p/>
          </draw:connector>
          <draw:connector draw:style-name="gr3" draw:text-style-name="P5" draw:layer="layout" draw:type="line" svg:x1="38.023cm" svg:y1="33.151cm" svg:x2="22.064cm" svg:y2="36.989cm" draw:start-shape="id7" draw:start-glue-point="2" draw:end-shape="id8" draw:end-glue-point="0" svg:d="M38023 33151l-15959 3838" svg:viewBox="0 0 15960 3839">
            <text:p/>
          </draw:connector>
          <draw:connector draw:style-name="gr3" draw:text-style-name="P5" draw:layer="layout" draw:type="line" svg:x1="22.064cm" svg:y1="40.979cm" svg:x2="22.064cm" svg:y2="44.436cm" draw:start-shape="id8" draw:start-glue-point="2" draw:end-shape="id9" draw:end-glue-point="0" svg:d="M22064 40979v3457" svg:viewBox="0 0 1 3458">
            <text:p/>
          </draw:connector>
          <draw:g>
            <draw:custom-shape draw:style-name="gr2" draw:text-style-name="P4" xml:id="id5" draw:id="id5" draw:layer="layout" svg:width="11cm" svg:height="4cm" svg:x="2.805cm" svg:y="29.151cm">
              <text:p text:style-name="P3"><text:span text:style-name="T2">FT_RelaxStructure (bulk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" draw:id="id6" draw:layer="layout" svg:width="11cm" svg:height="4cm" svg:x="16.575cm" svg:y="29.151cm">
              <text:p text:style-name="P3"><text:span text:style-name="T2">FT_RelaxStructure (slab-1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" draw:id="id7" draw:layer="layout" svg:width="11cm" svg:height="4cm" svg:x="32.523cm" svg:y="29.151cm">
              <text:p text:style-name="P3"><text:span text:style-name="T2">FT_RelaxStructure (slab-N)</text:span></text:p>
              <draw:enhanced-geometry svg:viewBox="0 0 21600 21600" draw:type="rectangle" draw:enhanced-path="M 0 0 L 21600 0 21600 21600 0 21600 0 0 Z N"/>
            </draw:custom-shape>
            <draw:frame draw:style-name="gr5" draw:text-style-name="P7" draw:layer="layout" svg:width="3.048cm" svg:height="1.27cm" svg:x="28.556cm" svg:y="30.516cm">
              <draw:text-box>
                <text:p text:style-name="P6"><text:span text:style-name="T1">…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08T11:19:49.353759058</dc:date>
    <meta:editing-duration>PT1H12M46S</meta:editing-duration>
    <meta:editing-cycles>31</meta:editing-cycles>
    <meta:generator>LibreOffice/6.0.7.3$Linux_X86_64 LibreOffice_project/00m0$Build-3</meta:generator>
    <meta:document-statistic meta:object-count="22"/>
  </office:meta>
</office:document-meta>
</file>